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14pt"/>
    </style:style>
    <style:style style:name="co3" style:family="table-column">
      <style:table-column-properties fo:break-before="auto" style:column-width="100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68.6pt" fo:break-before="auto" style:use-optimal-row-height="true"/>
    </style:style>
    <style:style style:name="ro4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7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5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6" table:default-cell-style-name="ce3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table:style-name="ce4" office:value-type="string" calcext:value-type="string">
            <text:p>1831-03-1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stay at GU to work as a Blacksmith ��� he didn�۪t like living the country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arrison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Michae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Ned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Venus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Nelley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Sickly.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Ned</text:p>
          </table:table-cell>
          <table:table-cell table:style-name="ce4" office:value-type="string" calcext:value-type="string">
            <text:p>1817-12-0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possible transfer from the College to St. Inigoes</text:p>
          </table:table-cell>
          <table:table-cell table:number-columns-repeated="10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Guinea Negroe –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om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37-01-12" calcext:value-type="date">
            <text:p>1737-01-1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37-04-09" calcext:value-type="date">
            <text:p>1737-04-09</text:p>
          </table:table-cell>
          <table:table-cell office:value-type="string" calcext:value-type="string">
            <text:p>died ye 11<text:span text:style-name="T1">th</text:span> Novr 1766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3-03-03" calcext:value-type="date">
            <text:p>1753-03-03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Dav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6-06-07" calcext:value-type="date">
            <text:p>1756-06-07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8-12-09" calcext:value-type="date">
            <text:p>1758-12-09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61-03-01" calcext:value-type="date">
            <text:p>1761-03-01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62-05-02" calcext:value-type="date">
            <text:p>1762-05-0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Nell (Elinora)</text:p>
          </table:table-cell>
          <table:table-cell table:style-name="ce5" office:value-type="date" office:date-value="1766-12-15" calcext:value-type="date">
            <text:p>1766-12-15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48-07-17" calcext:value-type="date">
            <text:p>1748-07-17</text:p>
          </table:table-cell>
          <table:table-cell office:value-type="string" calcext:value-type="string">
            <text:p>Arrived from PortTobacco. Sold to Frans Baker 2 Jany 1769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3">
          <table:table-cell office:value-type="float" office:value="3623" calcext:value-type="float">
            <text:p>3623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David</text:p>
          </table:table-cell>
          <table:table-cell table:style-name="ce5" office:value-type="date" office:date-value="1767-01-10" calcext:value-type="date">
            <text:p>1767-01-1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1743-03</text:p>
          </table:table-cell>
          <table:table-cell table:style-name="ce6" office:value-type="string" calcext:value-type="string">
            <text:p>David arrived from ye White Marsh to St. Joseph’s, ye 10th January 1767. Formerly Mr Neale’s Negroe at Deer Creek in Baltimore_he was born March 1743 aged_ _ 23. 25 Apr 1767 David returned to Mr Neale in Baltimore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4">
          <table:table-cell office:value-type="float" office:value="3624" calcext:value-type="float">
            <text:p>3624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Jerry</text:p>
          </table:table-cell>
          <table:table-cell table:style-name="ce5" office:value-type="date" office:date-value="1767-11-14" calcext:value-type="date">
            <text:p>1767-11-14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47-07-10" calcext:value-type="date">
            <text:p>1747-07-10</text:p>
          </table:table-cell>
          <table:table-cell table:style-name="ce6" office:value-type="string" calcext:value-type="string">
            <text:p>14th Novr. Jerry came to St Joseph’s, from ye Marsh. Was marry’d to Jinny 4th Nov: 1770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Mar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omas Brow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olly Brow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Isaac Hawkins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 Hawkins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oses Quee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ancy Quee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roteus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Anny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Isaac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obert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Gab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Joseph</text:p>
          </table:table-cell>
          <table:table-cell table:style-name="ce7" office:value-type="float" office:value="1829" calcext:value-type="float">
            <text:p>1829</text:p>
          </table:table-cell>
          <table:table-cell table:style-name="ce7" office:value-type="string" calcext:value-type="string">
            <text:p>transfer</text:p>
          </table:table-cell>
          <table:table-cell table:style-name="ce7"/>
          <table:table-cell table:style-name="ce7" office:value-type="string" calcext:value-type="string">
            <text:p>sent to Missouri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8"/>
          <table:table-cell table:style-name="ce7" office:value-type="string" calcext:value-type="string">
            <text:p>abroad</text:p>
          </table:table-cell>
          <table:table-cell table:style-name="ce7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’s child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athilda</text:p>
          </table:table-cell>
          <table:table-cell table:style-name="ce7" office:value-type="float" office:value="1829" calcext:value-type="float">
            <text:p>1829</text:p>
          </table:table-cell>
          <table:table-cell table:style-name="ce7" office:value-type="string" calcext:value-type="string">
            <text:p>transfer</text:p>
          </table:table-cell>
          <table:table-cell table:style-name="ce7"/>
          <table:table-cell table:style-name="ce7" office:value-type="string" calcext:value-type="string">
            <text:p>sent to Missouri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8"/>
          <table:table-cell table:style-name="ce7" office:value-type="string" calcext:value-type="string">
            <text:p>abroad</text:p>
          </table:table-cell>
          <table:table-cell table:style-name="ce7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ets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Jacks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Sally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otle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Harriso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Gustus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saac</text:p>
          </table:table-cell>
          <table:table-cell table:style-name="ce7" office:value-type="float" office:value="1829" calcext:value-type="float">
            <text:p>1829</text:p>
          </table:table-cell>
          <table:table-cell table:style-name="ce7" office:value-type="string" calcext:value-type="string">
            <text:p>transfer</text:p>
          </table:table-cell>
          <table:table-cell table:style-name="ce7"/>
          <table:table-cell table:style-name="ce7" office:value-type="string" calcext:value-type="string">
            <text:p>sent to Missouri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8"/>
          <table:table-cell table:style-name="ce7" office:value-type="string" calcext:value-type="string">
            <text:p>abroad</text:p>
          </table:table-cell>
          <table:table-cell table:style-name="ce7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illiam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Severin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nn 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2:58:28.395149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50:47.646000000</meta:creation-date>
    <dc:date>2019-03-13T08:50:13.557570151</dc:date>
    <meta:editing-duration>P5DT23H19M57S</meta:editing-duration>
    <meta:editing-cycles>11</meta:editing-cycles>
    <meta:generator>LibreOffice/6.1.0.3$MacOSX_X86_64 LibreOffice_project/efb621ed25068d70781dc026f7e9c5187a4decd1</meta:generator>
    <dc:creator>Sharon Leon</dc:creator>
    <meta:document-statistic meta:table-count="1" meta:cell-count="562" meta:object-count="0"/>
  </office:meta>
</office:document-meta>
</file>